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9f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→Multicast </text:span><text:a xlink:type="simple" xlink:href="https://www.google.com/url?q=https://www.tenouk.com/Module41c.html&amp;sa=D&amp;source=hangouts&amp;ust=1606377878906000&amp;usg=AFQjCNGnuaRXzme9ZVYSNHf-eVnxDNg4SQ" text:style-name="Internet_20_link" text:visited-style-name="Visited_20_Internet_20_Link"><text:span text:style-name="T1">https://www.google.com/url?q=https://www.tenouk.com/Module41c.html&amp;sa=D&amp;source=hangouts&amp;ust=1606377878906000&amp;usg=AFQjCNGnuaRXzme9ZVYSNHf-eVnxDNg4SQ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4:11:03.858000000</meta:creation-date>
    <dc:date>2020-11-25T14:13:56.149000000</dc:date>
    <meta:editing-duration>PT2M56S</meta:editing-duration>
    <meta:editing-cycles>2</meta:editing-cycles>
    <meta:generator>LibreOffice/7.0.3.1$Windows_x86 LibreOffice_project/d7547858d014d4cf69878db179d326fc3483e082</meta:generator>
    <meta:document-statistic meta:table-count="0" meta:image-count="0" meta:object-count="0" meta:page-count="1" meta:paragraph-count="1" meta:word-count="2" meta:character-count="158" meta:non-whitespace-character-count="157"/>
  </office:meta>
</office:document-meta>
</file>